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13b0e" style:font-size-asian="14pt" style:font-size-complex="14pt"/>
    </style:style>
    <style:style style:name="P5" style:family="paragraph" style:parent-style-name="Standard">
      <style:text-properties fo:font-size="16pt" officeooo:paragraph-rsid="00113b0e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7f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No-1</text:p>
      <text:p text:style-name="P4">Div-B</text:p>
      <text:p text:style-name="P5">Seat No: B150694<text:span text:style-name="T2">205</text:span></text:p>
      <text:p text:style-name="P5">Name: <text:span text:style-name="T2">Ankitkumar Singh</text:span></text:p>
      <text:p text:style-name="P5"/>
      <text:p text:style-name="Standard"/>
      <text:p text:style-name="P2">#include &lt;stdio.h&gt;</text:p>
      <text:p text:style-name="P2">#include &lt;omp.h&gt;</text:p>
      <text:p text:style-name="P2">#include &lt;stdlib.h&gt;</text:p>
      <text:p text:style-name="P2">int main()</text:p>
      <text:p text:style-name="P2">{</text:p>
      <text:p text:style-name="P2">int arr[100000];</text:p>
      <text:p text:style-name="P2">omp_set_num_threads(4);</text:p>
      <text:p text:style-name="P2">int min_val=100000;</text:p>
      <text:p text:style-name="P2">int i;</text:p>
      <text:p text:style-name="P2">for( i=0; i&lt;100000; i++)</text:p>
      <text:p text:style-name="P2">arr[i] = rand()% 10000;</text:p>
      <text:p text:style-name="P2"/>
      <text:p text:style-name="P2">#pragma omp parallel for</text:p>
      <text:p text:style-name="P2">for( i=0;i&lt;100000; i++)</text:p>
      <text:p text:style-name="P2">{</text:p>
      <text:p text:style-name="P2">//printf("thread id = %d and i = %d", omp_get_thread_num(), i);</text:p>
      <text:p text:style-name="P2">if(arr[i] &lt; min_val)</text:p>
      <text:p text:style-name="P2">{</text:p>
      <text:p text:style-name="P2">#pragma omp critical</text:p>
      <text:p text:style-name="P2"><text:s text:c="4"/>{</text:p>
      <text:p text:style-name="P2"><text:s text:c="10"/>min_val = arr[i];</text:p>
      <text:p text:style-name="P2"><text:s text:c="5"/>}</text:p>
      <text:p text:style-name="P2">}</text:p>
      <text:p text:style-name="P2">}</text:p>
      <text:p text:style-name="P2">printf("\nmin_val = %d", min_val);</text:p>
      <text:p text:style-name="P2">}</text:p>
      <text:p text:style-name="P2"/>
      <text:p text:style-name="P2">OUTPUT:</text:p>
      <text:p text:style-name="P2"/>
      <text:p text:style-name="P2">hp@hp-HP-Notebook:~/Desktop/B150694310/hpcpracs/Practical1-A$ g++ min.c -fopenmp</text:p>
      <text:p text:style-name="P2">hp@hp-HP-Notebook:~/Desktop/B150694310/hpcpracs/Practical1-A$ ./a.out</text:p>
      <text:p text:style-name="P2"><text:soft-page-break/></text:p>
      <text:p text:style-name="P2">min_val =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10-20T00:18:00Z</meta:creation-date>
    <dc:date>2018-10-25T12:56:03.726117315</dc:date>
    <meta:editing-cycles>8</meta:editing-cycles>
    <meta:editing-duration>PT1M25S</meta:editing-duration>
    <meta:document-statistic meta:table-count="0" meta:image-count="0" meta:object-count="0" meta:page-count="2" meta:paragraph-count="33" meta:word-count="80" meta:character-count="630" meta:non-whitespace-character-count="564"/>
    <meta:template xlink:type="simple" xlink:actuate="onRequest" xlink:title="" xlink:href="Normal.dotm"/>
  </office:meta>
</office:document-meta>
</file>